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2327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 style:data-style-name="N129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29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in"/>
    </style:style>
    <style:style style:name="ce13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pt" style:language-asian="none" style:country-asian="none" style:font-style-asian="normal" style:font-weight-asian="normal" style:font-name-complex="JetBrai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9"/>
    <style:style style:name="ce1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3" table:default-cell-style-name="ce14"/>
        <table:table-column table:style-name="co10" table:default-cell-style-name="ce14"/>
        <table:table-column table:style-name="co11" table:default-cell-style-name="ce14"/>
        <table:table-column table:style-name="co6" table:default-cell-style-name="ce14"/>
        <table:table-column table:style-name="co12" table:default-cell-style-name="ce14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Lotk Volterra</text:p>
          </table:table-cell>
          <table:covered-table-cell table:number-columns-repeated="5" table:style-name="ce7"/>
          <table:table-cell table:style-name="ce7"/>
          <table:table-cell table:style-name="ce1" office:value-type="string" calcext:value-type="string" table:number-columns-spanned="6" table:number-rows-spanned="1">
            <text:p>Logistic model</text:p>
          </table:table-cell>
          <table:covered-table-cell table:number-columns-repeated="5" table:style-name="ce7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.000E+0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3" office:value-type="float" office:value="10" calcext:value-type="float">
            <text:p>1.000E+01</text:p>
          </table:table-cell>
          <table:table-cell table:number-columns-repeated="4" table:style-name="ce11" office:value-type="float" office:value="10" calcext:value-type="float">
            <text:p>1.00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.27" calcext:value-type="float">
            <text:p>1.627E+01</text:p>
          </table:table-cell>
          <table:table-cell office:value-type="float" office:value="9.974" calcext:value-type="float">
            <text:p>9.974E+00</text:p>
          </table:table-cell>
          <table:table-cell office:value-type="float" office:value="9.043" calcext:value-type="float">
            <text:p>9.043E+00</text:p>
          </table:table-cell>
          <table:table-cell office:value-type="float" office:value="20.25" calcext:value-type="float">
            <text:p>2.025E+01</text:p>
          </table:table-cell>
          <table:table-cell office:value-type="float" office:value="20.96" calcext:value-type="float">
            <text:p>2.096E+01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5.37" calcext:value-type="float">
            <text:p>2.537E+01</text:p>
          </table:table-cell>
          <table:table-cell table:style-name="ce11" office:value-type="float" office:value="7.698" calcext:value-type="float">
            <text:p>7.698E+00</text:p>
          </table:table-cell>
          <table:table-cell table:style-name="ce11" office:value-type="float" office:value="7.984" calcext:value-type="float">
            <text:p>7.984E+00</text:p>
          </table:table-cell>
          <table:table-cell table:style-name="ce11" office:value-type="float" office:value="44.4" calcext:value-type="float">
            <text:p>4.440E+01</text:p>
          </table:table-cell>
          <table:table-cell table:style-name="ce11" office:value-type="float" office:value="44" calcext:value-type="float">
            <text:p>4.40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5.97" calcext:value-type="float">
            <text:p>2.597E+01</text:p>
          </table:table-cell>
          <table:table-cell office:value-type="float" office:value="18.04" calcext:value-type="float">
            <text:p>1.804E+01</text:p>
          </table:table-cell>
          <table:table-cell office:value-type="float" office:value="17.12" calcext:value-type="float">
            <text:p>1.712E+01</text:p>
          </table:table-cell>
          <table:table-cell office:value-type="float" office:value="28.31" calcext:value-type="float">
            <text:p>2.831E+01</text:p>
          </table:table-cell>
          <table:table-cell office:value-type="float" office:value="29.01" calcext:value-type="float">
            <text:p>2.901E+01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float" office:value="51.31" calcext:value-type="float">
            <text:p>5.131E+01</text:p>
          </table:table-cell>
          <table:table-cell table:style-name="ce11" office:value-type="float" office:value="30.92" calcext:value-type="float">
            <text:p>3.092E+01</text:p>
          </table:table-cell>
          <table:table-cell table:style-name="ce11" office:value-type="float" office:value="30.25" calcext:value-type="float">
            <text:p>3.025E+01</text:p>
          </table:table-cell>
          <table:table-cell table:style-name="ce11" office:value-type="float" office:value="71" calcext:value-type="float">
            <text:p>7.100E+01</text:p>
          </table:table-cell>
          <table:table-cell table:style-name="ce11" office:value-type="float" office:value="70.56" calcext:value-type="float">
            <text:p>7.056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3.73" calcext:value-type="float">
            <text:p>3.373E+01</text:p>
          </table:table-cell>
          <table:table-cell office:value-type="float" office:value="30.46" calcext:value-type="float">
            <text:p>3.046E+01</text:p>
          </table:table-cell>
          <table:table-cell office:value-type="float" office:value="29.58" calcext:value-type="float">
            <text:p>2.958E+01</text:p>
          </table:table-cell>
          <table:table-cell office:value-type="float" office:value="40.73" calcext:value-type="float">
            <text:p>4.073E+01</text:p>
          </table:table-cell>
          <table:table-cell office:value-type="float" office:value="41.41" calcext:value-type="float">
            <text:p>4.141E+01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11" office:value-type="float" office:value="77.28" calcext:value-type="float">
            <text:p>7.728E+01</text:p>
          </table:table-cell>
          <table:table-cell table:style-name="ce11" office:value-type="float" office:value="55.93" calcext:value-type="float">
            <text:p>5.593E+01</text:p>
          </table:table-cell>
          <table:table-cell table:style-name="ce11" office:value-type="float" office:value="55.28" calcext:value-type="float">
            <text:p>5.528E+01</text:p>
          </table:table-cell>
          <table:table-cell table:style-name="ce11" office:value-type="float" office:value="95.94" calcext:value-type="float">
            <text:p>9.594E+01</text:p>
          </table:table-cell>
          <table:table-cell table:style-name="ce11" office:value-type="float" office:value="95.6" calcext:value-type="float">
            <text:p>9.560E+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3.74" calcext:value-type="float">
            <text:p>5.374E+01</text:p>
          </table:table-cell>
          <table:table-cell office:value-type="float" office:value="48.54" calcext:value-type="float">
            <text:p>4.854E+01</text:p>
          </table:table-cell>
          <table:table-cell office:value-type="float" office:value="45.54" calcext:value-type="float">
            <text:p>4.554E+01</text:p>
          </table:table-cell>
          <table:table-cell office:value-type="float" office:value="58.82" calcext:value-type="float">
            <text:p>5.882E+01</text:p>
          </table:table-cell>
          <table:table-cell office:value-type="float" office:value="59.45" calcext:value-type="float">
            <text:p>5.945E+01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style-name="ce11" office:value-type="float" office:value="92.71" calcext:value-type="float">
            <text:p>9.271E+01</text:p>
          </table:table-cell>
          <table:table-cell table:style-name="ce11" office:value-type="float" office:value="72.84" calcext:value-type="float">
            <text:p>7.284E+01</text:p>
          </table:table-cell>
          <table:table-cell table:style-name="ce11" office:value-type="float" office:value="73.33" calcext:value-type="float">
            <text:p>7.333E+01</text:p>
          </table:table-cell>
          <table:table-cell table:style-name="ce11" office:value-type="float" office:value="109.5" calcext:value-type="float">
            <text:p>1.095E+02</text:p>
          </table:table-cell>
          <table:table-cell table:style-name="ce11" office:value-type="float" office:value="109.3" calcext:value-type="float">
            <text:p>1.093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6.07" calcext:value-type="float">
            <text:p>7.607E+01</text:p>
          </table:table-cell>
          <table:table-cell office:value-type="float" office:value="70.09" calcext:value-type="float">
            <text:p>7.009E+01</text:p>
          </table:table-cell>
          <table:table-cell office:value-type="float" office:value="64.41" calcext:value-type="float">
            <text:p>6.441E+01</text:p>
          </table:table-cell>
          <table:table-cell office:value-type="float" office:value="80.36" calcext:value-type="float">
            <text:p>8.036E+01</text:p>
          </table:table-cell>
          <table:table-cell office:value-type="float" office:value="80.86" calcext:value-type="float">
            <text:p>8.086E+01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11" office:value-type="float" office:value="99.34" calcext:value-type="float">
            <text:p>9.934E+01</text:p>
          </table:table-cell>
          <table:table-cell table:style-name="ce11" office:value-type="float" office:value="78.16" calcext:value-type="float">
            <text:p>7.816E+01</text:p>
          </table:table-cell>
          <table:table-cell table:style-name="ce11" office:value-type="float" office:value="78.74" calcext:value-type="float">
            <text:p>7.874E+01</text:p>
          </table:table-cell>
          <table:table-cell table:style-name="ce11" office:value-type="float" office:value="114.9" calcext:value-type="float">
            <text:p>1.149E+02</text:p>
          </table:table-cell>
          <table:table-cell table:style-name="ce11" office:value-type="float" office:value="114.8" calcext:value-type="float">
            <text:p>1.148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4.93" calcext:value-type="float">
            <text:p>7.493E+01</text:p>
          </table:table-cell>
          <table:table-cell office:value-type="float" office:value="73.44" calcext:value-type="float">
            <text:p>7.344E+01</text:p>
          </table:table-cell>
          <table:table-cell office:value-type="float" office:value="69.64" calcext:value-type="float">
            <text:p>6.964E+01</text:p>
          </table:table-cell>
          <table:table-cell office:value-type="float" office:value="84.29" calcext:value-type="float">
            <text:p>8.429E+01</text:p>
          </table:table-cell>
          <table:table-cell office:value-type="float" office:value="84.57" calcext:value-type="float">
            <text:p>8.457E+01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style-name="ce11" office:value-type="float" office:value="101.7" calcext:value-type="float">
            <text:p>1.017E+02</text:p>
          </table:table-cell>
          <table:table-cell table:style-name="ce11" office:value-type="float" office:value="79.97" calcext:value-type="float">
            <text:p>7.997E+01</text:p>
          </table:table-cell>
          <table:table-cell table:style-name="ce11" office:value-type="float" office:value="80.59" calcext:value-type="float">
            <text:p>8.059E+01</text:p>
          </table:table-cell>
          <table:table-cell table:style-name="ce11" office:value-type="float" office:value="116.7" calcext:value-type="float">
            <text:p>1.167E+02</text:p>
          </table:table-cell>
          <table:table-cell table:style-name="ce11" office:value-type="float" office:value="117" calcext:value-type="float">
            <text:p>1.170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0.05" calcext:value-type="float">
            <text:p>4.005E+01</text:p>
          </table:table-cell>
          <table:table-cell office:value-type="float" office:value="33.81" calcext:value-type="float">
            <text:p>3.381E+01</text:p>
          </table:table-cell>
          <table:table-cell office:value-type="float" office:value="33.35" calcext:value-type="float">
            <text:p>3.335E+01</text:p>
          </table:table-cell>
          <table:table-cell office:value-type="float" office:value="44.77" calcext:value-type="float">
            <text:p>4.477E+01</text:p>
          </table:table-cell>
          <table:table-cell office:value-type="float" office:value="47.25" calcext:value-type="float">
            <text:p>4.725E+01</text:p>
          </table:table-cell>
          <table:table-cell/>
          <table:table-cell table:style-name="ce6" office:value-type="float" office:value="70" calcext:value-type="float">
            <text:p>70</text:p>
          </table:table-cell>
          <table:table-cell table:style-name="ce11" office:value-type="float" office:value="102.6" calcext:value-type="float">
            <text:p>1.026E+02</text:p>
          </table:table-cell>
          <table:table-cell table:style-name="ce11" office:value-type="float" office:value="80.55" calcext:value-type="float">
            <text:p>8.055E+01</text:p>
          </table:table-cell>
          <table:table-cell table:style-name="ce11" office:value-type="float" office:value="81.19" calcext:value-type="float">
            <text:p>8.119E+01</text:p>
          </table:table-cell>
          <table:table-cell table:style-name="ce11" office:value-type="float" office:value="117.7" calcext:value-type="float">
            <text:p>1.177E+02</text:p>
          </table:table-cell>
          <table:table-cell table:style-name="ce11" office:value-type="float" office:value="118.6" calcext:value-type="float">
            <text:p>1.186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.35" calcext:value-type="float">
            <text:p>1.435E+01</text:p>
          </table:table-cell>
          <table:table-cell office:value-type="float" office:value="7.461" calcext:value-type="float">
            <text:p>7.461E+00</text:p>
          </table:table-cell>
          <table:table-cell office:value-type="float" office:value="7.154" calcext:value-type="float">
            <text:p>7.154E+00</text:p>
          </table:table-cell>
          <table:table-cell office:value-type="float" office:value="17.73" calcext:value-type="float">
            <text:p>1.773E+01</text:p>
          </table:table-cell>
          <table:table-cell office:value-type="float" office:value="19.29" calcext:value-type="float">
            <text:p>1.929E+01</text:p>
          </table:table-cell>
          <table:table-cell/>
          <table:table-cell table:style-name="ce6" office:value-type="float" office:value="80" calcext:value-type="float">
            <text:p>80</text:p>
          </table:table-cell>
          <table:table-cell table:style-name="ce11" office:value-type="float" office:value="102.9" calcext:value-type="float">
            <text:p>1.029E+02</text:p>
          </table:table-cell>
          <table:table-cell table:style-name="ce11" office:value-type="float" office:value="80.73" calcext:value-type="float">
            <text:p>8.073E+01</text:p>
          </table:table-cell>
          <table:table-cell table:style-name="ce11" office:value-type="float" office:value="81.38" calcext:value-type="float">
            <text:p>8.138E+01</text:p>
          </table:table-cell>
          <table:table-cell table:style-name="ce11" office:value-type="float" office:value="118.3" calcext:value-type="float">
            <text:p>1.183E+02</text:p>
          </table:table-cell>
          <table:table-cell table:style-name="ce11" office:value-type="float" office:value="119.2" calcext:value-type="float">
            <text:p>1.192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.658" calcext:value-type="float">
            <text:p>6.658E+00</text:p>
          </table:table-cell>
          <table:table-cell office:value-type="float" office:value="0.2295" calcext:value-type="float">
            <text:p>2.295E-01</text:p>
          </table:table-cell>
          <table:table-cell office:value-type="float" office:value="-0.2807" calcext:value-type="float">
            <text:p>-2.807E-01</text:p>
          </table:table-cell>
          <table:table-cell office:value-type="float" office:value="10.5" calcext:value-type="float">
            <text:p>1.050E+01</text:p>
          </table:table-cell>
          <table:table-cell office:value-type="float" office:value="11.77" calcext:value-type="float">
            <text:p>1.177E+01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11" office:value-type="float" office:value="103" calcext:value-type="float">
            <text:p>1.030E+02</text:p>
          </table:table-cell>
          <table:table-cell table:style-name="ce11" office:value-type="float" office:value="80.79" calcext:value-type="float">
            <text:p>8.079E+01</text:p>
          </table:table-cell>
          <table:table-cell table:style-name="ce11" office:value-type="float" office:value="81.44" calcext:value-type="float">
            <text:p>8.144E+01</text:p>
          </table:table-cell>
          <table:table-cell table:style-name="ce11" office:value-type="float" office:value="118.5" calcext:value-type="float">
            <text:p>1.185E+02</text:p>
          </table:table-cell>
          <table:table-cell table:style-name="ce11" office:value-type="float" office:value="119.4" calcext:value-type="float">
            <text:p>1.194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.58" calcext:value-type="float">
            <text:p>1.580E+00</text:p>
          </table:table-cell>
          <table:table-cell office:value-type="float" office:value="-1.595" calcext:value-type="float">
            <text:p>-1.595E+00</text:p>
          </table:table-cell>
          <table:table-cell office:value-type="float" office:value="-2.15" calcext:value-type="float">
            <text:p>-2.150E+00</text:p>
          </table:table-cell>
          <table:table-cell office:value-type="float" office:value="8.677" calcext:value-type="float">
            <text:p>8.677E+00</text:p>
          </table:table-cell>
          <table:table-cell office:value-type="float" office:value="9.814" calcext:value-type="float">
            <text:p>9.814E+00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103" calcext:value-type="float">
            <text:p>1.030E+02</text:p>
          </table:table-cell>
          <table:table-cell table:style-name="ce10" office:value-type="float" office:value="80.81" calcext:value-type="float">
            <text:p>8.081E+01</text:p>
          </table:table-cell>
          <table:table-cell table:style-name="ce10" office:value-type="float" office:value="81.46" calcext:value-type="float">
            <text:p>8.146E+01</text:p>
          </table:table-cell>
          <table:table-cell table:style-name="ce10" office:value-type="float" office:value="118.5" calcext:value-type="float">
            <text:p>1.185E+02</text:p>
          </table:table-cell>
          <table:table-cell table:style-name="ce10" office:value-type="float" office:value="119.5" calcext:value-type="float">
            <text:p>1.195E+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.848" calcext:value-type="float">
            <text:p>6.848E+00</text:p>
          </table:table-cell>
          <table:table-cell office:value-type="float" office:value="-1.915" calcext:value-type="float">
            <text:p>-1.915E+00</text:p>
          </table:table-cell>
          <table:table-cell office:value-type="float" office:value="-2.491" calcext:value-type="float">
            <text:p>-2.491E+00</text:p>
          </table:table-cell>
          <table:table-cell office:value-type="float" office:value="8.357" calcext:value-type="float">
            <text:p>8.357E+00</text:p>
          </table:table-cell>
          <table:table-cell office:value-type="float" office:value="9.447" calcext:value-type="float">
            <text:p>9.447E+00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.422" calcext:value-type="float">
            <text:p>6.422E+00</text:p>
          </table:table-cell>
          <table:table-cell office:value-type="float" office:value="-1.528" calcext:value-type="float">
            <text:p>-1.528E+00</text:p>
          </table:table-cell>
          <table:table-cell office:value-type="float" office:value="-2.093" calcext:value-type="float">
            <text:p>-2.093E+00</text:p>
          </table:table-cell>
          <table:table-cell office:value-type="float" office:value="8.744" calcext:value-type="float">
            <text:p>8.744E+00</text:p>
          </table:table-cell>
          <table:table-cell office:value-type="float" office:value="9.833" calcext:value-type="float">
            <text:p>9.833E+00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.25" calcext:value-type="float">
            <text:p>4.250E+00</text:p>
          </table:table-cell>
          <table:table-cell office:value-type="float" office:value="-0.5077" calcext:value-type="float">
            <text:p>-5.077E-01</text:p>
          </table:table-cell>
          <table:table-cell office:value-type="float" office:value="-1.048" calcext:value-type="float">
            <text:p>-1.048E+00</text:p>
          </table:table-cell>
          <table:table-cell office:value-type="float" office:value="9.764" calcext:value-type="float">
            <text:p>9.764E+00</text:p>
          </table:table-cell>
          <table:table-cell office:value-type="float" office:value="10.87" calcext:value-type="float">
            <text:p>1.087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.422" calcext:value-type="float">
            <text:p>4.422E+00</text:p>
          </table:table-cell>
          <table:table-cell office:value-type="float" office:value="1.309" calcext:value-type="float">
            <text:p>1.309E+00</text:p>
          </table:table-cell>
          <table:table-cell office:value-type="float" office:value="0.824" calcext:value-type="float">
            <text:p>8.240E-01</text:p>
          </table:table-cell>
          <table:table-cell office:value-type="float" office:value="11.58" calcext:value-type="float">
            <text:p>1.158E+01</text:p>
          </table:table-cell>
          <table:table-cell office:value-type="float" office:value="12.74" calcext:value-type="float">
            <text:p>1.274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.831" calcext:value-type="float">
            <text:p>8.831E+00</text:p>
          </table:table-cell>
          <table:table-cell office:value-type="float" office:value="4.314" calcext:value-type="float">
            <text:p>4.314E+00</text:p>
          </table:table-cell>
          <table:table-cell office:value-type="float" office:value="3.917" calcext:value-type="float">
            <text:p>3.917E+00</text:p>
          </table:table-cell>
          <table:table-cell office:value-type="float" office:value="14.59" calcext:value-type="float">
            <text:p>1.459E+01</text:p>
          </table:table-cell>
          <table:table-cell office:value-type="float" office:value="15.82" calcext:value-type="float">
            <text:p>1.582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.84" calcext:value-type="float">
            <text:p>1.784E+01</text:p>
          </table:table-cell>
          <table:table-cell office:value-type="float" office:value="9.152" calcext:value-type="float">
            <text:p>9.152E+00</text:p>
          </table:table-cell>
          <table:table-cell office:value-type="float" office:value="8.72" calcext:value-type="float">
            <text:p>8.720E+00</text:p>
          </table:table-cell>
          <table:table-cell office:value-type="float" office:value="19.42" calcext:value-type="float">
            <text:p>1.942E+01</text:p>
          </table:table-cell>
          <table:table-cell office:value-type="float" office:value="20.79" calcext:value-type="float">
            <text:p>2.079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.148E+01</text:p>
          </table:table-cell>
          <table:table-cell office:value-type="float" office:value="16.81" calcext:value-type="float">
            <text:p>1.681E+01</text:p>
          </table:table-cell>
          <table:table-cell office:value-type="float" office:value="16.51" calcext:value-type="float">
            <text:p>1.651E+01</text:p>
          </table:table-cell>
          <table:table-cell office:value-type="float" office:value="27.08" calcext:value-type="float">
            <text:p>2.708E+01</text:p>
          </table:table-cell>
          <table:table-cell office:value-type="float" office:value="28.64" calcext:value-type="float">
            <text:p>2.864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6.87" calcext:value-type="float">
            <text:p>3.687E+01</text:p>
          </table:table-cell>
          <table:table-cell office:value-type="float" office:value="28.66" calcext:value-type="float">
            <text:p>2.866E+01</text:p>
          </table:table-cell>
          <table:table-cell office:value-type="float" office:value="28.65" calcext:value-type="float">
            <text:p>2.865E+01</text:p>
          </table:table-cell>
          <table:table-cell office:value-type="float" office:value="38.93" calcext:value-type="float">
            <text:p>3.893E+01</text:p>
          </table:table-cell>
          <table:table-cell office:value-type="float" office:value="40.54" calcext:value-type="float">
            <text:p>4.054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52.02" calcext:value-type="float">
            <text:p>5.202E+01</text:p>
          </table:table-cell>
          <table:table-cell office:value-type="float" office:value="46.19" calcext:value-type="float">
            <text:p>4.619E+01</text:p>
          </table:table-cell>
          <table:table-cell office:value-type="float" office:value="44.47" calcext:value-type="float">
            <text:p>4.447E+01</text:p>
          </table:table-cell>
          <table:table-cell office:value-type="float" office:value="56.67" calcext:value-type="float">
            <text:p>5.667E+01</text:p>
          </table:table-cell>
          <table:table-cell office:value-type="float" office:value="58.25" calcext:value-type="float">
            <text:p>5.825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73.78" calcext:value-type="float">
            <text:p>7.378E+01</text:p>
          </table:table-cell>
          <table:table-cell office:value-type="float" office:value="68.12" calcext:value-type="float">
            <text:p>6.812E+01</text:p>
          </table:table-cell>
          <table:table-cell office:value-type="float" office:value="63.39" calcext:value-type="float">
            <text:p>6.339E+01</text:p>
          </table:table-cell>
          <table:table-cell office:value-type="float" office:value="78.58" calcext:value-type="float">
            <text:p>7.858E+01</text:p>
          </table:table-cell>
          <table:table-cell office:value-type="float" office:value="79.74" calcext:value-type="float">
            <text:p>7.974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81.34" calcext:value-type="float">
            <text:p>8.134E+01</text:p>
          </table:table-cell>
          <table:table-cell office:value-type="float" office:value="76.73" calcext:value-type="float">
            <text:p>7.673E+01</text:p>
          </table:table-cell>
          <table:table-cell office:value-type="float" office:value="70.37" calcext:value-type="float">
            <text:p>7.037E+01</text:p>
          </table:table-cell>
          <table:table-cell office:value-type="float" office:value="87.01" calcext:value-type="float">
            <text:p>8.701E+01</text:p>
          </table:table-cell>
          <table:table-cell office:value-type="float" office:value="85.64" calcext:value-type="float">
            <text:p>8.564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43.15" calcext:value-type="float">
            <text:p>4.315E+01</text:p>
          </table:table-cell>
          <table:table-cell office:value-type="float" office:value="39.09" calcext:value-type="float">
            <text:p>3.909E+01</text:p>
          </table:table-cell>
          <table:table-cell office:value-type="float" office:value="35.83" calcext:value-type="float">
            <text:p>3.583E+01</text:p>
          </table:table-cell>
          <table:table-cell office:value-type="float" office:value="49.99" calcext:value-type="float">
            <text:p>4.999E+01</text:p>
          </table:table-cell>
          <table:table-cell office:value-type="float" office:value="47.54" calcext:value-type="float">
            <text:p>4.754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4.09" calcext:value-type="float">
            <text:p>1.409E+01</text:p>
          </table:table-cell>
          <table:table-cell office:value-type="float" office:value="8.884" calcext:value-type="float">
            <text:p>8.884E+00</text:p>
          </table:table-cell>
          <table:table-cell office:value-type="float" office:value="7.646" calcext:value-type="float">
            <text:p>7.646E+00</text:p>
          </table:table-cell>
          <table:table-cell office:value-type="float" office:value="19.16" calcext:value-type="float">
            <text:p>1.916E+01</text:p>
          </table:table-cell>
          <table:table-cell office:value-type="float" office:value="19.63" calcext:value-type="float">
            <text:p>1.963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.85" calcext:value-type="float">
            <text:p>1.085E+01</text:p>
          </table:table-cell>
          <table:table-cell office:value-type="float" office:value="0.5953" calcext:value-type="float">
            <text:p>5.953E-01</text:p>
          </table:table-cell>
          <table:table-cell office:value-type="float" office:value="-0.137" calcext:value-type="float">
            <text:p>-1.370E-01</text:p>
          </table:table-cell>
          <table:table-cell office:value-type="float" office:value="10.87" calcext:value-type="float">
            <text:p>1.087E+01</text:p>
          </table:table-cell>
          <table:table-cell office:value-type="float" office:value="12" calcext:value-type="float">
            <text:p>1.200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4.58" calcext:value-type="float">
            <text:p>4.580E+00</text:p>
          </table:table-cell>
          <table:table-cell office:value-type="float" office:value="-1.537" calcext:value-type="float">
            <text:p>-1.537E+00</text:p>
          </table:table-cell>
          <table:table-cell office:value-type="float" office:value="-2.098" calcext:value-type="float">
            <text:p>-2.098E+00</text:p>
          </table:table-cell>
          <table:table-cell office:value-type="float" office:value="8.734" calcext:value-type="float">
            <text:p>8.734E+00</text:p>
          </table:table-cell>
          <table:table-cell office:value-type="float" office:value="9.873" calcext:value-type="float">
            <text:p>9.873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-2.494" calcext:value-type="float">
            <text:p>-2.494E+00</text:p>
          </table:table-cell>
          <table:table-cell office:value-type="float" office:value="-1.973" calcext:value-type="float">
            <text:p>-1.973E+00</text:p>
          </table:table-cell>
          <table:table-cell office:value-type="float" office:value="-2.494" calcext:value-type="float">
            <text:p>-2.494E+00</text:p>
          </table:table-cell>
          <table:table-cell office:value-type="float" office:value="8.298" calcext:value-type="float">
            <text:p>8.298E+00</text:p>
          </table:table-cell>
          <table:table-cell office:value-type="float" office:value="9.444" calcext:value-type="float">
            <text:p>9.444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0E+00</text:p>
          </table:table-cell>
          <table:table-cell office:value-type="float" office:value="-1.669" calcext:value-type="float">
            <text:p>-1.669E+00</text:p>
          </table:table-cell>
          <table:table-cell office:value-type="float" office:value="-2.133" calcext:value-type="float">
            <text:p>-2.133E+00</text:p>
          </table:table-cell>
          <table:table-cell office:value-type="float" office:value="8.602" calcext:value-type="float">
            <text:p>8.602E+00</text:p>
          </table:table-cell>
          <table:table-cell office:value-type="float" office:value="9.79" calcext:value-type="float">
            <text:p>9.790E+00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.479" calcext:value-type="float">
            <text:p>1.479E+00</text:p>
          </table:table-cell>
          <table:table-cell office:value-type="float" office:value="-0.7498" calcext:value-type="float">
            <text:p>-7.498E-01</text:p>
          </table:table-cell>
          <table:table-cell office:value-type="float" office:value="-1.128" calcext:value-type="float">
            <text:p>-1.128E+00</text:p>
          </table:table-cell>
          <table:table-cell office:value-type="float" office:value="9.522" calcext:value-type="float">
            <text:p>9.522E+00</text:p>
          </table:table-cell>
          <table:table-cell office:value-type="float" office:value="10.78" calcext:value-type="float">
            <text:p>1.078E+01</text:p>
          </table:table-cell>
          <table:table-cell table:number-columns-repeated="2"/>
          <table:table-cell table:style-name="Default" table:number-columns-repeated="4"/>
          <table:table-cell table:style-name="ce15" table:number-columns-repeated="7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0.3" calcext:value-type="float">
            <text:p>1.030E+01</text:p>
          </table:table-cell>
          <table:table-cell office:value-type="float" office:value="0.926" calcext:value-type="float">
            <text:p>9.260E-01</text:p>
          </table:table-cell>
          <table:table-cell office:value-type="float" office:value="0.687" calcext:value-type="float">
            <text:p>6.870E-01</text:p>
          </table:table-cell>
          <table:table-cell office:value-type="float" office:value="11.2" calcext:value-type="float">
            <text:p>1.120E+01</text:p>
          </table:table-cell>
          <table:table-cell office:value-type="float" office:value="12.59" calcext:value-type="float">
            <text:p>1.259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float" office:value="9.117" calcext:value-type="float">
            <text:p>9.117E+00</text:p>
          </table:table-cell>
          <table:table-cell table:style-name="ce10" office:value-type="float" office:value="3.71" calcext:value-type="float">
            <text:p>3.710E+00</text:p>
          </table:table-cell>
          <table:table-cell table:style-name="ce10" office:value-type="float" office:value="3.694" calcext:value-type="float">
            <text:p>3.694E+00</text:p>
          </table:table-cell>
          <table:table-cell table:style-name="ce10" office:value-type="float" office:value="13.98" calcext:value-type="float">
            <text:p>1.398E+01</text:p>
          </table:table-cell>
          <table:table-cell table:style-name="ce10" office:value-type="float" office:value="15.59" calcext:value-type="float">
            <text:p>1.559E+01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 table:number-rows-repeated="2">
          <table:table-cell/>
          <table:table-cell table:style-name="ce5" table:number-columns-repeated="6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2" office:value-type="string" calcext:value-type="string">
            <text:p>LPB (paper)</text:p>
          </table:table-cell>
          <table:table-cell table:style-name="ce12" office:value-type="string" calcext:value-type="string">
            <text:p>LPB (proyecto)</text:p>
          </table:table-cell>
          <table:table-cell table:style-name="ce12" office:value-type="string" calcext:value-type="string">
            <text:p>UPB (paper)</text:p>
          </table:table-cell>
          <table:table-cell table:style-name="ce12" office:value-type="string" calcext:value-type="string">
            <text:p>UPB (proyecto)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number-columns-repeated="5" table:style-name="ce11" office:value-type="float" office:value="5" calcext:value-type="float">
            <text:p>5.000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float" office:value="-0.03196" calcext:value-type="float">
            <text:p>-3.196E-02</text:p>
          </table:table-cell>
          <table:table-cell table:style-name="ce11" office:value-type="float" office:value="-1.135" calcext:value-type="float">
            <text:p>-1.135E+00</text:p>
          </table:table-cell>
          <table:table-cell table:style-name="ce11" office:value-type="float" office:value="-2.277" calcext:value-type="float">
            <text:p>-2.277E+00</text:p>
          </table:table-cell>
          <table:table-cell table:style-name="ce11" office:value-type="float" office:value="8.952" calcext:value-type="float">
            <text:p>8.952E+00</text:p>
          </table:table-cell>
          <table:table-cell table:style-name="ce11" office:value-type="float" office:value="10.09" calcext:value-type="float">
            <text:p>1.009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float" office:value="5.589" calcext:value-type="float">
            <text:p>5.589E+00</text:p>
          </table:table-cell>
          <table:table-cell table:style-name="ce11" office:value-type="float" office:value="-1.566" calcext:value-type="float">
            <text:p>-1.566E+00</text:p>
          </table:table-cell>
          <table:table-cell table:style-name="ce11" office:value-type="float" office:value="-2.705" calcext:value-type="float">
            <text:p>-2.705E+00</text:p>
          </table:table-cell>
          <table:table-cell table:style-name="ce11" office:value-type="float" office:value="8.521" calcext:value-type="float">
            <text:p>8.521E+00</text:p>
          </table:table-cell>
          <table:table-cell table:style-name="ce11" office:value-type="float" office:value="9.666" calcext:value-type="float">
            <text:p>9.666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float" office:value="8.552" calcext:value-type="float">
            <text:p>8.552E+00</text:p>
          </table:table-cell>
          <table:table-cell table:style-name="ce11" office:value-type="float" office:value="-1.242" calcext:value-type="float">
            <text:p>-1.242E+00</text:p>
          </table:table-cell>
          <table:table-cell table:style-name="ce11" office:value-type="float" office:value="-2.384" calcext:value-type="float">
            <text:p>-2.384E+00</text:p>
          </table:table-cell>
          <table:table-cell table:style-name="ce11" office:value-type="float" office:value="8.845" calcext:value-type="float">
            <text:p>8.845E+00</text:p>
          </table:table-cell>
          <table:table-cell table:style-name="ce11" office:value-type="float" office:value="9.987" calcext:value-type="float">
            <text:p>9.987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float" office:value="4.93" calcext:value-type="float">
            <text:p>4.930E+00</text:p>
          </table:table-cell>
          <table:table-cell table:style-name="ce11" office:value-type="float" office:value="0.5887" calcext:value-type="float">
            <text:p>5.887E-01</text:p>
          </table:table-cell>
          <table:table-cell table:style-name="ce11" office:value-type="float" office:value="-0.5451" calcext:value-type="float">
            <text:p>-5.451E-01</text:p>
          </table:table-cell>
          <table:table-cell table:style-name="ce11" office:value-type="float" office:value="10.68" calcext:value-type="float">
            <text:p>1.068E+01</text:p>
          </table:table-cell>
          <table:table-cell table:style-name="ce11" office:value-type="float" office:value="11.83" calcext:value-type="float">
            <text:p>1.183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1" office:value-type="float" office:value="10.29" calcext:value-type="float">
            <text:p>1.029E+01</text:p>
          </table:table-cell>
          <table:table-cell table:style-name="ce11" office:value-type="float" office:value="7.423" calcext:value-type="float">
            <text:p>7.423E+00</text:p>
          </table:table-cell>
          <table:table-cell table:style-name="ce11" office:value-type="float" office:value="6.27" calcext:value-type="float">
            <text:p>6.270E+00</text:p>
          </table:table-cell>
          <table:table-cell table:style-name="ce11" office:value-type="float" office:value="17.51" calcext:value-type="float">
            <text:p>1.751E+01</text:p>
          </table:table-cell>
          <table:table-cell table:style-name="ce11" office:value-type="float" office:value="18.91" calcext:value-type="float">
            <text:p>1.891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11" office:value-type="float" office:value="41.78" calcext:value-type="float">
            <text:p>4.178E+01</text:p>
          </table:table-cell>
          <table:table-cell table:style-name="ce11" office:value-type="float" office:value="33.51" calcext:value-type="float">
            <text:p>3.351E+01</text:p>
          </table:table-cell>
          <table:table-cell table:style-name="ce11" office:value-type="float" office:value="32.3" calcext:value-type="float">
            <text:p>3.230E+01</text:p>
          </table:table-cell>
          <table:table-cell table:style-name="ce11" office:value-type="float" office:value="43.66" calcext:value-type="float">
            <text:p>4.366E+01</text:p>
          </table:table-cell>
          <table:table-cell table:style-name="ce11" office:value-type="float" office:value="45.14" calcext:value-type="float">
            <text:p>4.514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11" office:value-type="float" office:value="77.83" calcext:value-type="float">
            <text:p>7.783E+01</text:p>
          </table:table-cell>
          <table:table-cell table:style-name="ce11" office:value-type="float" office:value="74.47" calcext:value-type="float">
            <text:p>7.447E+01</text:p>
          </table:table-cell>
          <table:table-cell table:style-name="ce11" office:value-type="float" office:value="73.14" calcext:value-type="float">
            <text:p>7.314E+01</text:p>
          </table:table-cell>
          <table:table-cell table:style-name="ce11" office:value-type="float" office:value="85.51" calcext:value-type="float">
            <text:p>8.551E+01</text:p>
          </table:table-cell>
          <table:table-cell table:style-name="ce11" office:value-type="float" office:value="86.4" calcext:value-type="float">
            <text:p>8.640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11" office:value-type="float" office:value="78.44" calcext:value-type="float">
            <text:p>7.844E+01</text:p>
          </table:table-cell>
          <table:table-cell table:style-name="ce11" office:value-type="float" office:value="72.36" calcext:value-type="float">
            <text:p>7.236E+01</text:p>
          </table:table-cell>
          <table:table-cell table:style-name="ce11" office:value-type="float" office:value="71.14" calcext:value-type="float">
            <text:p>7.114E+01</text:p>
          </table:table-cell>
          <table:table-cell table:style-name="ce11" office:value-type="float" office:value="83.32" calcext:value-type="float">
            <text:p>8.332E+01</text:p>
          </table:table-cell>
          <table:table-cell table:style-name="ce11" office:value-type="float" office:value="84.93" calcext:value-type="float">
            <text:p>8.493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56.18" calcext:value-type="float">
            <text:p>5.618E+01</text:p>
          </table:table-cell>
          <table:table-cell table:style-name="ce11" office:value-type="float" office:value="50.85" calcext:value-type="float">
            <text:p>5.085E+01</text:p>
          </table:table-cell>
          <table:table-cell table:style-name="ce11" office:value-type="float" office:value="49.62" calcext:value-type="float">
            <text:p>4.962E+01</text:p>
          </table:table-cell>
          <table:table-cell table:style-name="ce11" office:value-type="float" office:value="61.3" calcext:value-type="float">
            <text:p>6.130E+01</text:p>
          </table:table-cell>
          <table:table-cell table:style-name="ce11" office:value-type="float" office:value="62.76" calcext:value-type="float">
            <text:p>6.27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37.8" calcext:value-type="float">
            <text:p>3.780E+01</text:p>
          </table:table-cell>
          <table:table-cell table:style-name="ce11" office:value-type="float" office:value="32.07" calcext:value-type="float">
            <text:p>3.207E+01</text:p>
          </table:table-cell>
          <table:table-cell table:style-name="ce11" office:value-type="float" office:value="31.13" calcext:value-type="float">
            <text:p>3.113E+01</text:p>
          </table:table-cell>
          <table:table-cell table:style-name="ce11" office:value-type="float" office:value="42.17" calcext:value-type="float">
            <text:p>4.217E+01</text:p>
          </table:table-cell>
          <table:table-cell table:style-name="ce11" office:value-type="float" office:value="43.76" calcext:value-type="float">
            <text:p>4.37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23.25" calcext:value-type="float">
            <text:p>2.325E+01</text:p>
          </table:table-cell>
          <table:table-cell table:style-name="ce11" office:value-type="float" office:value="19.12" calcext:value-type="float">
            <text:p>1.912E+01</text:p>
          </table:table-cell>
          <table:table-cell table:style-name="ce11" office:value-type="float" office:value="18.07" calcext:value-type="float">
            <text:p>1.807E+01</text:p>
          </table:table-cell>
          <table:table-cell table:style-name="ce11" office:value-type="float" office:value="29.21" calcext:value-type="float">
            <text:p>2.921E+01</text:p>
          </table:table-cell>
          <table:table-cell table:style-name="ce11" office:value-type="float" office:value="30.67" calcext:value-type="float">
            <text:p>3.067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19.37" calcext:value-type="float">
            <text:p>1.937E+01</text:p>
          </table:table-cell>
          <table:table-cell table:style-name="ce11" office:value-type="float" office:value="10.7" calcext:value-type="float">
            <text:p>1.070E+01</text:p>
          </table:table-cell>
          <table:table-cell table:style-name="ce11" office:value-type="float" office:value="9.668" calcext:value-type="float">
            <text:p>9.668E+00</text:p>
          </table:table-cell>
          <table:table-cell table:style-name="ce11" office:value-type="float" office:value="20.79" calcext:value-type="float">
            <text:p>2.079E+01</text:p>
          </table:table-cell>
          <table:table-cell table:style-name="ce11" office:value-type="float" office:value="22.04" calcext:value-type="float">
            <text:p>2.204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13.17" calcext:value-type="float">
            <text:p>1.317E+01</text:p>
          </table:table-cell>
          <table:table-cell table:style-name="ce11" office:value-type="float" office:value="5.354" calcext:value-type="float">
            <text:p>5.354E+00</text:p>
          </table:table-cell>
          <table:table-cell table:style-name="ce11" office:value-type="float" office:value="4.324" calcext:value-type="float">
            <text:p>4.324E+00</text:p>
          </table:table-cell>
          <table:table-cell table:style-name="ce11" office:value-type="float" office:value="15.44" calcext:value-type="float">
            <text:p>1.544E+01</text:p>
          </table:table-cell>
          <table:table-cell table:style-name="ce11" office:value-type="float" office:value="16.69" calcext:value-type="float">
            <text:p>1.669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.8096" calcext:value-type="float">
            <text:p>8.096E-01</text:p>
          </table:table-cell>
          <table:table-cell table:style-name="ce11" office:value-type="float" office:value="2.019" calcext:value-type="float">
            <text:p>2.019E+00</text:p>
          </table:table-cell>
          <table:table-cell table:style-name="ce11" office:value-type="float" office:value="0.983" calcext:value-type="float">
            <text:p>9.830E-01</text:p>
          </table:table-cell>
          <table:table-cell table:style-name="ce11" office:value-type="float" office:value="12.11" calcext:value-type="float">
            <text:p>1.211E+01</text:p>
          </table:table-cell>
          <table:table-cell table:style-name="ce11" office:value-type="float" office:value="13.35" calcext:value-type="float">
            <text:p>1.335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2.381" calcext:value-type="float">
            <text:p>2.381E+00</text:p>
          </table:table-cell>
          <table:table-cell table:style-name="ce11" office:value-type="float" office:value="-0.01277" calcext:value-type="float">
            <text:p>-1.277E-02</text:p>
          </table:table-cell>
          <table:table-cell table:style-name="ce11" office:value-type="float" office:value="-1.053" calcext:value-type="float">
            <text:p>-1.053E+00</text:p>
          </table:table-cell>
          <table:table-cell table:style-name="ce11" office:value-type="float" office:value="10.07" calcext:value-type="float">
            <text:p>1.007E+01</text:p>
          </table:table-cell>
          <table:table-cell table:style-name="ce11" office:value-type="float" office:value="11.32" calcext:value-type="float">
            <text:p>1.132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.747" calcext:value-type="float">
            <text:p>1.747E+00</text:p>
          </table:table-cell>
          <table:table-cell table:style-name="ce11" office:value-type="float" office:value="-1.17" calcext:value-type="float">
            <text:p>-1.170E+00</text:p>
          </table:table-cell>
          <table:table-cell table:style-name="ce11" office:value-type="float" office:value="-2.21" calcext:value-type="float">
            <text:p>-2.210E+00</text:p>
          </table:table-cell>
          <table:table-cell table:style-name="ce11" office:value-type="float" office:value="8.917" calcext:value-type="float">
            <text:p>8.917E+00</text:p>
          </table:table-cell>
          <table:table-cell table:style-name="ce11" office:value-type="float" office:value="10.16" calcext:value-type="float">
            <text:p>1.01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2.904" calcext:value-type="float">
            <text:p>2.904E+00</text:p>
          </table:table-cell>
          <table:table-cell table:style-name="ce11" office:value-type="float" office:value="-1.674" calcext:value-type="float">
            <text:p>-1.674E+00</text:p>
          </table:table-cell>
          <table:table-cell table:style-name="ce11" office:value-type="float" office:value="-2.693" calcext:value-type="float">
            <text:p>-2.693E+00</text:p>
          </table:table-cell>
          <table:table-cell table:style-name="ce11" office:value-type="float" office:value="8.413" calcext:value-type="float">
            <text:p>8.413E+00</text:p>
          </table:table-cell>
          <table:table-cell table:style-name="ce11" office:value-type="float" office:value="9.677" calcext:value-type="float">
            <text:p>9.677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.409" calcext:value-type="float">
            <text:p>1.409E+00</text:p>
          </table:table-cell>
          <table:table-cell table:style-name="ce11" office:value-type="float" office:value="-1.48" calcext:value-type="float">
            <text:p>-1.480E+00</text:p>
          </table:table-cell>
          <table:table-cell table:style-name="ce11" office:value-type="float" office:value="-2.453" calcext:value-type="float">
            <text:p>-2.453E+00</text:p>
          </table:table-cell>
          <table:table-cell table:style-name="ce11" office:value-type="float" office:value="8.607" calcext:value-type="float">
            <text:p>8.607E+00</text:p>
          </table:table-cell>
          <table:table-cell table:style-name="ce11" office:value-type="float" office:value="9.918" calcext:value-type="float">
            <text:p>9.918E+0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19" calcext:value-type="float">
            <text:p>19</text:p>
          </table:table-cell>
          <table:table-cell table:style-name="ce11" office:value-type="float" office:value="9.303" calcext:value-type="float">
            <text:p>9.303E+00</text:p>
          </table:table-cell>
          <table:table-cell table:style-name="ce11" office:value-type="float" office:value="-0.009628" calcext:value-type="float">
            <text:p>-9.628E-03</text:p>
          </table:table-cell>
          <table:table-cell table:style-name="ce11" office:value-type="float" office:value="-0.8187" calcext:value-type="float">
            <text:p>-8.187E-01</text:p>
          </table:table-cell>
          <table:table-cell table:style-name="ce11" office:value-type="float" office:value="10.08" calcext:value-type="float">
            <text:p>1.008E+01</text:p>
          </table:table-cell>
          <table:table-cell table:style-name="ce11" office:value-type="float" office:value="11.55" calcext:value-type="float">
            <text:p>1.155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float" office:value="11.14" calcext:value-type="float">
            <text:p>1.114E+01</text:p>
          </table:table-cell>
          <table:table-cell table:style-name="ce11" office:value-type="float" office:value="5.597" calcext:value-type="float">
            <text:p>5.597E+00</text:p>
          </table:table-cell>
          <table:table-cell table:style-name="ce11" office:value-type="float" office:value="5.507" calcext:value-type="float">
            <text:p>5.507E+00</text:p>
          </table:table-cell>
          <table:table-cell table:style-name="ce11" office:value-type="float" office:value="15.68" calcext:value-type="float">
            <text:p>1.568E+01</text:p>
          </table:table-cell>
          <table:table-cell table:style-name="ce11" office:value-type="float" office:value="17.73" calcext:value-type="float">
            <text:p>1.773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table:style-name="ce11" office:value-type="float" office:value="33.88" calcext:value-type="float">
            <text:p>3.388E+01</text:p>
          </table:table-cell>
          <table:table-cell table:style-name="ce11" office:value-type="float" office:value="27.65" calcext:value-type="float">
            <text:p>2.765E+01</text:p>
          </table:table-cell>
          <table:table-cell table:style-name="ce11" office:value-type="float" office:value="29.6" calcext:value-type="float">
            <text:p>2.960E+01</text:p>
          </table:table-cell>
          <table:table-cell table:style-name="ce11" office:value-type="float" office:value="38.62" calcext:value-type="float">
            <text:p>3.862E+01</text:p>
          </table:table-cell>
          <table:table-cell table:style-name="ce11" office:value-type="float" office:value="42.57" calcext:value-type="float">
            <text:p>4.257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11" office:value-type="float" office:value="83.28" calcext:value-type="float">
            <text:p>8.328E+01</text:p>
          </table:table-cell>
          <table:table-cell table:style-name="ce11" office:value-type="float" office:value="71.97" calcext:value-type="float">
            <text:p>7.197E+01</text:p>
          </table:table-cell>
          <table:table-cell table:style-name="ce11" office:value-type="float" office:value="71.8" calcext:value-type="float">
            <text:p>7.180E+01</text:p>
          </table:table-cell>
          <table:table-cell table:style-name="ce11" office:value-type="float" office:value="83.06" calcext:value-type="float">
            <text:p>8.306E+01</text:p>
          </table:table-cell>
          <table:table-cell table:style-name="ce11" office:value-type="float" office:value="85.48" calcext:value-type="float">
            <text:p>8.548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3" calcext:value-type="float">
            <text:p>23</text:p>
          </table:table-cell>
          <table:table-cell table:style-name="ce11" office:value-type="float" office:value="80.53" calcext:value-type="float">
            <text:p>8.053E+01</text:p>
          </table:table-cell>
          <table:table-cell table:style-name="ce11" office:value-type="float" office:value="75.79" calcext:value-type="float">
            <text:p>7.579E+01</text:p>
          </table:table-cell>
          <table:table-cell table:style-name="ce11" office:value-type="float" office:value="73.44" calcext:value-type="float">
            <text:p>7.344E+01</text:p>
          </table:table-cell>
          <table:table-cell table:style-name="ce11" office:value-type="float" office:value="86.54" calcext:value-type="float">
            <text:p>8.654E+01</text:p>
          </table:table-cell>
          <table:table-cell table:style-name="ce11" office:value-type="float" office:value="86.08" calcext:value-type="float">
            <text:p>8.608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11" office:value-type="float" office:value="56.4" calcext:value-type="float">
            <text:p>5.640E+01</text:p>
          </table:table-cell>
          <table:table-cell table:style-name="ce11" office:value-type="float" office:value="54.33" calcext:value-type="float">
            <text:p>5.433E+01</text:p>
          </table:table-cell>
          <table:table-cell table:style-name="ce11" office:value-type="float" office:value="51.44" calcext:value-type="float">
            <text:p>5.144E+01</text:p>
          </table:table-cell>
          <table:table-cell table:style-name="ce11" office:value-type="float" office:value="64.41" calcext:value-type="float">
            <text:p>6.441E+01</text:p>
          </table:table-cell>
          <table:table-cell table:style-name="ce11" office:value-type="float" office:value="63.81" calcext:value-type="float">
            <text:p>6.381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11" office:value-type="float" office:value="35.62" calcext:value-type="float">
            <text:p>3.562E+01</text:p>
          </table:table-cell>
          <table:table-cell table:style-name="ce11" office:value-type="float" office:value="34.59" calcext:value-type="float">
            <text:p>3.459E+01</text:p>
          </table:table-cell>
          <table:table-cell table:style-name="ce11" office:value-type="float" office:value="32.12" calcext:value-type="float">
            <text:p>3.212E+01</text:p>
          </table:table-cell>
          <table:table-cell table:style-name="ce11" office:value-type="float" office:value="44.68" calcext:value-type="float">
            <text:p>4.468E+01</text:p>
          </table:table-cell>
          <table:table-cell table:style-name="ce11" office:value-type="float" office:value="44.76" calcext:value-type="float">
            <text:p>4.47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4.64" calcext:value-type="float">
            <text:p>2.464E+01</text:p>
          </table:table-cell>
          <table:table-cell table:style-name="ce11" office:value-type="float" office:value="20.78" calcext:value-type="float">
            <text:p>2.078E+01</text:p>
          </table:table-cell>
          <table:table-cell table:style-name="ce11" office:value-type="float" office:value="18.7" calcext:value-type="float">
            <text:p>1.870E+01</text:p>
          </table:table-cell>
          <table:table-cell table:style-name="ce11" office:value-type="float" office:value="30.87" calcext:value-type="float">
            <text:p>3.087E+01</text:p>
          </table:table-cell>
          <table:table-cell table:style-name="ce11" office:value-type="float" office:value="31.33" calcext:value-type="float">
            <text:p>3.133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7" calcext:value-type="float">
            <text:p>27</text:p>
          </table:table-cell>
          <table:table-cell table:style-name="ce11" office:value-type="float" office:value="17.85" calcext:value-type="float">
            <text:p>1.785E+01</text:p>
          </table:table-cell>
          <table:table-cell table:style-name="ce11" office:value-type="float" office:value="11.76" calcext:value-type="float">
            <text:p>1.176E+01</text:p>
          </table:table-cell>
          <table:table-cell table:style-name="ce11" office:value-type="float" office:value="9.964" calcext:value-type="float">
            <text:p>9.964E+00</text:p>
          </table:table-cell>
          <table:table-cell table:style-name="ce11" office:value-type="float" office:value="21.85" calcext:value-type="float">
            <text:p>2.185E+01</text:p>
          </table:table-cell>
          <table:table-cell table:style-name="ce11" office:value-type="float" office:value="22.6" calcext:value-type="float">
            <text:p>2.260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8" calcext:value-type="float">
            <text:p>28</text:p>
          </table:table-cell>
          <table:table-cell table:style-name="ce11" office:value-type="float" office:value="10.65" calcext:value-type="float">
            <text:p>1.065E+01</text:p>
          </table:table-cell>
          <table:table-cell table:style-name="ce11" office:value-type="float" office:value="6.021" calcext:value-type="float">
            <text:p>6.021E+00</text:p>
          </table:table-cell>
          <table:table-cell table:style-name="ce11" office:value-type="float" office:value="4.426" calcext:value-type="float">
            <text:p>4.426E+00</text:p>
          </table:table-cell>
          <table:table-cell table:style-name="ce11" office:value-type="float" office:value="16.11" calcext:value-type="float">
            <text:p>1.611E+01</text:p>
          </table:table-cell>
          <table:table-cell table:style-name="ce11" office:value-type="float" office:value="17.06" calcext:value-type="float">
            <text:p>1.706E+01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float" office:value="29" calcext:value-type="float">
            <text:p>29</text:p>
          </table:table-cell>
          <table:table-cell table:style-name="ce11" office:value-type="float" office:value="6.68" calcext:value-type="float">
            <text:p>6.680E+00</text:p>
          </table:table-cell>
          <table:table-cell table:style-name="ce11" office:value-type="float" office:value="2.427" calcext:value-type="float">
            <text:p>2.427E+00</text:p>
          </table:table-cell>
          <table:table-cell table:style-name="ce11" office:value-type="float" office:value="0.9728" calcext:value-type="float">
            <text:p>9.728E-01</text:p>
          </table:table-cell>
          <table:table-cell table:style-name="ce11" office:value-type="float" office:value="12.51" calcext:value-type="float">
            <text:p>1.251E+01</text:p>
          </table:table-cell>
          <table:table-cell table:style-name="ce11" office:value-type="float" office:value="13.59" calcext:value-type="float">
            <text:p>1.359E+01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float" office:value="4.822" calcext:value-type="float">
            <text:p>4.822E+00</text:p>
          </table:table-cell>
          <table:table-cell table:style-name="ce10" office:value-type="float" office:value="0.2266" calcext:value-type="float">
            <text:p>2.266E-01</text:p>
          </table:table-cell>
          <table:table-cell table:style-name="ce10" office:value-type="float" office:value="-0.9147" calcext:value-type="float">
            <text:p>-9.147E-01</text:p>
          </table:table-cell>
          <table:table-cell table:style-name="ce10" office:value-type="float" office:value="10.31" calcext:value-type="float">
            <text:p>1.031E+01</text:p>
          </table:table-cell>
          <table:table-cell table:style-name="ce10" office:value-type="float" office:value="11.46" calcext:value-type="float">
            <text:p>1.146E+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09:24:36.869561517</meta:creation-date>
    <dc:date>2025-05-30T15:10:31.768730747</dc:date>
    <meta:editing-duration>PT3H20M41S</meta:editing-duration>
    <meta:editing-cycles>2</meta:editing-cycles>
    <meta:generator>LibreOffice/24.8.6.2$Linux_X86_64 LibreOffice_project/480$Build-2</meta:generator>
    <meta:document-statistic meta:table-count="1" meta:cell-count="458" meta:object-count="0"/>
  </office:meta>
</office:document-meta>
</file>